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amedPatternsSelector.configure( Configuration conf , String confName , String nameAttr , String valueAt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NamedPatternsSelector.checkPatterns( String expression , String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7">
            <text:p text:style-name="Table_20_Contents">7</text:p>
          </table:table-cell>
          <table:table-cell office:value-type="float" office:value="18">
            <text:p text:style-name="Table_20_Contents">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